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8000001FE198BCF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00ff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stroke="dash" draw:stroke-dash="Fine_20_Dashed_20__28_var_29_" svg:stroke-width="0.076cm" svg:stroke-color="#ff00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dash" draw:stroke-dash="Fine_20_Dashed_20__28_var_29_" svg:stroke-width="0.076cm" svg:stroke-color="#ff00ff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5" style:family="graphic" style:parent-style-name="standard">
      <style:graphic-properties draw:marker-start="" draw:textarea-horizontal-align="justify" draw:textarea-vertical-align="middle" draw:auto-grow-height="false" fo:min-height="0cm" fo:min-width="0cm" fo:wrap-option="no-wrap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726cm" svg:height="13.779cm" svg:x="0cm" svg:y="0cm">
          <draw:image xlink:href="Pictures/1000000000000168000001FE198BCFE1.png" xlink:type="simple" xlink:show="embed" xlink:actuate="onLoad">
            <text:p/>
          </draw:image>
        </draw:frame>
        <draw:custom-shape draw:style-name="gr2" draw:text-style-name="P1" draw:layer="layout" svg:width="7.34cm" svg:height="0.855cm" svg:x="0.095cm" svg:y="0.5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45cm" svg:height="5.234cm" svg:x="0.109cm" svg:y="1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45cm" svg:height="5.234cm" svg:x="0.109cm" svg:y="6.8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66cm" svg:height="1.037cm" svg:x="13.049cm" svg:y="0.381cm">
          <text:p text:style-name="P2">actions bar</text:p>
          <draw:enhanced-geometry svg:viewBox="0 0 21600 21600" draw:mirror-horizontal="false" draw:type="line-callout-2" draw:modifiers="-22610.1732811627 13317.9190751445 -3600 4000 -1010.17328116266 11549.13294797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366cm" svg:height="1.094cm" svg:x="12.537cm" svg:y="7.807cm">
          <text:p text:style-name="P2">favourites list</text:p>
          <draw:enhanced-geometry svg:viewBox="0 0 21600 21600" draw:mirror-horizontal="false" draw:mirror-vertical="false" draw:type="line-callout-2" draw:modifiers="-11317.1604248183 3057.53424657534 -3600 4000 -1010.17328116266 10928.219178082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78cm" svg:height="1.052cm" svg:x="12.665cm" svg:y="4.321cm">
          <text:p text:style-name="P2">parameters editor</text:p>
          <draw:enhanced-geometry svg:viewBox="0 0 21600 21600" draw:mirror-horizontal="false" draw:mirror-vertical="false" draw:type="line-callout-2" draw:modifiers="-10876.5957446809 -8758.97435897436 -3600 4000 -937.830825116762 11364.10256410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366cm" svg:height="0.981cm" svg:x="12.7cm" svg:y="10.16cm">
          <text:p text:style-name="P2">progress bar</text:p>
          <draw:enhanced-geometry svg:viewBox="0 0 21600 21600" draw:mirror-horizontal="false" draw:type="line-callout-2" draw:modifiers="-14319.5081050866 52108.350305499 -3243.82336500838 10646.0285132383 -1010.17328116266 12207.73930753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2" draw:layer="layout" svg:width="5.701cm" svg:height="0.981cm" svg:x="12.714cm" svg:y="12.052cm">
          <text:p text:style-name="P2">spock command</text:p>
          <draw:enhanced-geometry svg:viewBox="0 0 21600 21600" draw:mirror-horizontal="false" draw:type="line-callout-2" draw:modifiers="-11640.968081375 28330.7535641548 -3243.82336500838 10646.0285132383 -947.0361276745 12207.73930753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4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7T11:41:33</dc:date>
    <meta:editing-duration>PT17H18M42S</meta:editing-duration>
    <meta:editing-cycles>3</meta:editing-cycles>
    <meta:generator>OpenOffice.org/3.0$Unix OpenOffice.org_project/300m21$Build-931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